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635" officeooo:paragraph-rsid="00081635"/>
    </style:style>
    <style:style style:name="P2" style:family="paragraph" style:parent-style-name="Standard">
      <style:text-properties officeooo:rsid="000839c6" officeooo:paragraph-rsid="000839c6"/>
    </style:style>
    <style:style style:name="P3" style:family="paragraph" style:parent-style-name="Text_20_body">
      <style:text-properties officeooo:rsid="00137b62" officeooo:paragraph-rsid="0025404d"/>
    </style:style>
    <style:style style:name="P4" style:family="paragraph" style:parent-style-name="Text_20_body">
      <style:text-properties officeooo:rsid="001b941d" officeooo:paragraph-rsid="001b941d"/>
    </style:style>
    <style:style style:name="P5" style:family="paragraph" style:parent-style-name="Text_20_body">
      <style:text-properties officeooo:rsid="00269812" officeooo:paragraph-rsid="00269812"/>
    </style:style>
    <style:style style:name="P6" style:family="paragraph" style:parent-style-name="Standard" style:list-style-name="L1">
      <style:text-properties officeooo:rsid="00081635" officeooo:paragraph-rsid="00081635"/>
    </style:style>
    <style:style style:name="P7" style:family="paragraph" style:parent-style-name="Standard" style:list-style-name="L2">
      <style:text-properties officeooo:rsid="00081635" officeooo:paragraph-rsid="00081635"/>
    </style:style>
    <style:style style:name="P8" style:family="paragraph" style:parent-style-name="Heading_20_1">
      <style:text-properties officeooo:rsid="000af041" officeooo:paragraph-rsid="000af041"/>
    </style:style>
    <style:style style:name="P9" style:family="paragraph" style:parent-style-name="Heading_20_1">
      <style:text-properties officeooo:rsid="000b41bc" officeooo:paragraph-rsid="000b41bc"/>
    </style:style>
    <style:style style:name="P10" style:family="paragraph" style:parent-style-name="Heading_20_1">
      <style:text-properties officeooo:rsid="000d1182" officeooo:paragraph-rsid="000d1182"/>
    </style:style>
    <style:style style:name="P11" style:family="paragraph" style:parent-style-name="Heading_20_2">
      <style:text-properties officeooo:rsid="002271ae" officeooo:paragraph-rsid="002271ae"/>
    </style:style>
    <style:style style:name="P12" style:family="paragraph" style:parent-style-name="Heading_20_2">
      <style:text-properties officeooo:rsid="0025404d" officeooo:paragraph-rsid="0025404d"/>
    </style:style>
    <style:style style:name="P13" style:family="paragraph" style:parent-style-name="Text_20_body" style:list-style-name="L3">
      <style:text-properties officeooo:rsid="000af041" officeooo:paragraph-rsid="000af041"/>
    </style:style>
    <style:style style:name="P14" style:family="paragraph" style:parent-style-name="Text_20_body" style:list-style-name="L4">
      <style:text-properties officeooo:rsid="000b41bc" officeooo:paragraph-rsid="000b41bc"/>
    </style:style>
    <style:style style:name="P15" style:family="paragraph" style:parent-style-name="Text_20_body" style:list-style-name="L4">
      <style:text-properties officeooo:rsid="001df72c" officeooo:paragraph-rsid="001df72c"/>
    </style:style>
    <style:style style:name="P16" style:family="paragraph" style:parent-style-name="Text_20_body" style:list-style-name="L5">
      <style:text-properties fo:font-style="italic" officeooo:rsid="000d1182" officeooo:paragraph-rsid="000d1182" style:font-style-asian="italic" style:font-style-complex="italic"/>
    </style:style>
    <style:style style:name="P17" style:family="paragraph" style:parent-style-name="Text_20_body" style:list-style-name="L5">
      <style:text-properties fo:font-style="italic" officeooo:rsid="000d1182" officeooo:paragraph-rsid="002e8363" style:font-style-asian="italic" style:font-style-complex="italic"/>
    </style:style>
    <style:style style:name="P18" style:family="paragraph" style:parent-style-name="Text_20_body" style:list-style-name="L6">
      <style:text-properties fo:font-style="italic" officeooo:rsid="000d1182" officeooo:paragraph-rsid="002bd374" style:font-style-asian="italic" style:font-style-complex="italic"/>
    </style:style>
    <style:style style:name="P19" style:family="paragraph" style:parent-style-name="Text_20_body" style:list-style-name="L7">
      <style:text-properties fo:font-style="italic" officeooo:rsid="000d1182" officeooo:paragraph-rsid="0023ef96" style:font-style-asian="italic" style:font-style-complex="italic"/>
    </style:style>
    <style:style style:name="P20" style:family="paragraph" style:parent-style-name="Text_20_body" style:list-style-name="L5">
      <style:text-properties fo:font-style="italic" officeooo:rsid="0015324b" officeooo:paragraph-rsid="0015324b" style:font-style-asian="italic" style:font-style-complex="italic"/>
    </style:style>
    <style:style style:name="P21" style:family="paragraph" style:parent-style-name="Text_20_body" style:list-style-name="L5">
      <style:text-properties fo:font-style="italic" officeooo:rsid="001a6edb" officeooo:paragraph-rsid="001a6edb" style:font-style-asian="italic" style:font-style-complex="italic"/>
    </style:style>
    <style:style style:name="P22" style:family="paragraph" style:parent-style-name="Text_20_body" style:list-style-name="L5">
      <style:text-properties fo:font-style="italic" officeooo:rsid="000dbe14" officeooo:paragraph-rsid="000dbe14" style:font-style-asian="italic" style:font-style-complex="italic"/>
    </style:style>
    <style:style style:name="P23" style:family="paragraph" style:parent-style-name="Text_20_body" style:list-style-name="L8">
      <style:text-properties fo:font-style="italic" officeooo:rsid="000fb6be" officeooo:paragraph-rsid="002271ae" style:font-style-asian="italic" style:font-style-complex="italic"/>
    </style:style>
    <style:style style:name="P24" style:family="paragraph" style:parent-style-name="Text_20_body" style:list-style-name="L5">
      <style:text-properties officeooo:rsid="000d1182" officeooo:paragraph-rsid="000d1182"/>
    </style:style>
    <style:style style:name="P25" style:family="paragraph" style:parent-style-name="Text_20_body" style:list-style-name="L9">
      <style:text-properties officeooo:rsid="000d1182" officeooo:paragraph-rsid="002a5f47"/>
    </style:style>
    <style:style style:name="P26" style:family="paragraph" style:parent-style-name="Text_20_body" style:list-style-name="L8">
      <style:text-properties officeooo:rsid="001b941d" officeooo:paragraph-rsid="002271ae"/>
    </style:style>
    <style:style style:name="P27" style:family="paragraph" style:parent-style-name="Text_20_body" style:list-style-name="L9">
      <style:text-properties officeooo:rsid="001d76e2" officeooo:paragraph-rsid="0025404d"/>
    </style:style>
    <style:style style:name="P28" style:family="paragraph" style:parent-style-name="Text_20_body" style:list-style-name="L9">
      <style:text-properties officeooo:rsid="00137b62" officeooo:paragraph-rsid="0025404d"/>
    </style:style>
    <style:style style:name="P29" style:family="paragraph" style:parent-style-name="Text_20_body" style:list-style-name="L10">
      <style:text-properties officeooo:rsid="00269812" officeooo:paragraph-rsid="00269812"/>
    </style:style>
    <style:style style:name="P30" style:family="paragraph" style:parent-style-name="Text_20_body" style:list-style-name="L4">
      <style:text-properties fo:font-weight="bold" officeooo:rsid="002d29d2" officeooo:paragraph-rsid="002d29d2" style:font-weight-asian="bold" style:font-weight-complex="bold"/>
    </style:style>
    <style:style style:name="P31" style:family="paragraph" style:parent-style-name="Text_20_body">
      <style:text-properties officeooo:rsid="00222573" officeooo:paragraph-rsid="00222573"/>
    </style:style>
    <style:style style:name="P32" style:family="paragraph" style:parent-style-name="Text_20_body">
      <style:text-properties officeooo:rsid="0030235b" officeooo:paragraph-rsid="0030235b"/>
    </style:style>
    <style:style style:name="T1" style:family="text">
      <style:text-properties officeooo:rsid="0014d663"/>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me Interpretation</text:p>
      <text:list xml:id="list8236020738022063147" text:style-name="L1">
        <text:list-item>
          <text:p text:style-name="P6">Making yourself bigger</text:p>
        </text:list-item>
        <text:list-item>
          <text:p text:style-name="P6">Making your side bigger</text:p>
        </text:list-item>
        <text:list-item>
          <text:p text:style-name="P6">Enemies getting bigger</text:p>
        </text:list-item>
        <text:list-item>
          <text:p text:style-name="P6">Area of operation getting bigger</text:p>
        </text:list-item>
        <text:list-item>
          <text:p text:style-name="P6">Farming</text:p>
        </text:list-item>
      </text:list>
      <text:p text:style-name="P1"/>
      <text:p text:style-name="P1">Ideas</text:p>
      <text:list xml:id="list428668846520414780" text:style-name="L2">
        <text:list-item>
          <text:p text:style-name="P7">You are a robot in space. You break other robots into pieces and steal their pieces to get bigger. Obvious use of the theme. Would probably be fun-ish, but very uninspired.</text:p>
        </text:list-item>
        <text:list-item>
          <text:p text:style-name="P7">You are a carnivore. You eat other creatures to get bigger. Easy. Like #1 but more boring.</text:p>
        </text:list-item>
        <text:list-item>
          <text:p text:style-name="P7">You're a plant. You try to spread the same type of plant around.</text:p>
        </text:list-item>
        <text:list-item>
          <text:p text:style-name="P7">You're some kind of ant. You try to collect stuff and bring it back to the colony.</text:p>
        </text:list-item>
      </text:list>
      <text:p text:style-name="P1"/>
      <text:p text:style-name="P2">We are going with idea #1. At least it's simple.</text:p>
      <text:p text:style-name="P2"/>
      <text:h text:style-name="P8" text:outline-level="1">Part Types</text:h>
      <text:list xml:id="list257698388780291528" text:style-name="L3">
        <text:list-item>
          <text:p text:style-name="P13">Armor: Basic armor. 2000 HP</text:p>
        </text:list-item>
        <text:list-item>
          <text:p text:style-name="P13">Armor II: 5000 HP</text:p>
        </text:list-item>
        <text:list-item>
          <text:p text:style-name="P13">Bolt Cannon: Fires bolts. Costs 1000 energy per shot, each hit does 1000 damage.</text:p>
        </text:list-item>
        <text:list-item>
          <text:p text:style-name="P13">Plasma Cannon: Fires slow moving bolts. Costs 3000 energy per shot, each hit does 3000 damage.</text:p>
        </text:list-item>
        <text:list-item>
          <text:p text:style-name="P13">Bolt Turret: Fires small bolts. Costs 700 energy per shot, and each hit does 400 damage. Can fire in any direction where it has a clear shot.</text:p>
        </text:list-item>
        <text:list-item>
          <text:p text:style-name="P13">Engine: Pushes the ship forward.</text:p>
        </text:list-item>
        <text:list-item>
          <text:p text:style-name="P13">Thruster: Like the engine, but can fire in any direction.</text:p>
        </text:list-item>
        <text:list-item>
          <text:p text:style-name="P13">Shield generator: Creates a bubble of shield around the ship.</text:p>
        </text:list-item>
        <text:list-item>
          <text:p text:style-name="P13">Fusion Reactor: Provides 2000 energy per second.</text:p>
        </text:list-item>
        <text:list-item>
          <text:p text:style-name="P13">Antimatter Reactor: Provides 8000 energy per second. Explodes on death.</text:p>
        </text:list-item>
      </text:list>
      <text:h text:style-name="P9" text:outline-level="1">Possible Game Names</text:h>
      <text:list xml:id="list4406123077517461521" text:style-name="L4">
        <text:list-item>
          <text:p text:style-name="P14">Frankenship</text:p>
        </text:list-item>
        <text:list-item>
          <text:p text:style-name="P14">Constructobot</text:p>
        </text:list-item>
        <text:list-item>
          <text:p text:style-name="P15">Salvagotron</text:p>
        </text:list-item>
        <text:list-item>
          <text:p text:style-name="P30"><text:soft-page-break/>Agglomatron</text:p>
        </text:list-item>
      </text:list>
      <text:h text:style-name="P10" text:outline-level="1">Tasks</text:h>
      <text:list xml:id="list8599604578976302826" text:style-name="L5">
        <text:list-item>
          <text:p text:style-name="P16">Command centers</text:p>
        </text:list-item>
        <text:list-item>
          <text:p text:style-name="P16">Continuity checking</text:p>
        </text:list-item>
        <text:list-item>
          <text:p text:style-name="P16">Attachment</text:p>
        </text:list-item>
        <text:list-item>
          <text:p text:style-name="P16">Power</text:p>
        </text:list-item>
        <text:list-item>
          <text:p text:style-name="P20">Max Speed</text:p>
        </text:list-item>
        <text:list-item>
          <text:p text:style-name="P16">AI</text:p>
        </text:list-item>
        <text:list-item>
          <text:p text:style-name="P21">Zooming</text:p>
        </text:list-item>
        <text:list-item>
          <text:p text:style-name="P16">Enemy spawning</text:p>
        </text:list-item>
        <text:list-item>
          <text:p text:style-name="P24"><text:span text:style-name="T2">Win/loss conditions, screens</text:span></text:p>
        </text:list-item>
        <text:list-item>
          <text:p text:style-name="P22">Final graphics</text:p>
        </text:list-item>
        <text:list-item>
          <text:p text:style-name="P17">Advanced components (P-Cannon, Turret, Engine, Shield)</text:p>
        </text:list-item>
      </text:list>
      <text:h text:style-name="P11" text:outline-level="2">SUNDAY</text:h>
      <text:list xml:id="list2795284550636419830" text:style-name="L6">
        <text:list-item>
          <text:p text:style-name="P18">Asteroids</text:p>
        </text:list-item>
      </text:list>
      <text:list xml:id="list5217586055937534426" text:style-name="L7">
        <text:list-item>
          <text:p text:style-name="P19">Title screen, levels of difficulty <text:span text:style-name="T1">(Trivial, Easy, Medium, Hard, Expert, Impossible)</text:span></text:p>
        </text:list-item>
      </text:list>
      <text:list xml:id="list1625249953936056673" text:style-name="L8">
        <text:list-item>
          <text:p text:style-name="P23">Sound</text:p>
        </text:list-item>
        <text:list-item>
          <text:p text:style-name="P26">Balance testing</text:p>
        </text:list-item>
      </text:list>
      <text:h text:style-name="P12" text:outline-level="2">Non-essential</text:h>
      <text:list xml:id="list1075464538651691595" text:style-name="L9">
        <text:list-item>
          <text:p text:style-name="P27">Some kind of bounds?</text:p>
        </text:list-item>
        <text:list-item>
          <text:p text:style-name="P28">High score system</text:p>
        </text:list-item>
        <text:list-item>
          <text:p text:style-name="P25">Antimatter Reactor</text:p>
        </text:list-item>
      </text:list>
      <text:p text:style-name="P3"/>
      <text:p text:style-name="P5">Known bugs</text:p>
      <text:list xml:id="list6314951788913828526" text:style-name="L10">
        <text:list-item>
          <text:p text:style-name="P29">Shots sometimes clip through things</text:p>
        </text:list-item>
        <text:list-item>
          <text:p text:style-name="P29">rotation. GARBAGE</text:p>
        </text:list-item>
      </text:list>
      <text:p text:style-name="P4"><text:soft-page-break/></text:p>
      <text:p text:style-name="P31">EXPOSURE BIAS: Desktop -12, Mobile 0</text:p>
      <text:p text:style-name="P31"/>
      <text:p text:style-name="P32">You are a salvage robot. You have been sent by your corporate overlords to the mysterious Dust Nebula in search of salvage. Unfortunately, it looks like all the salvage is tied up in rival salvage bots. Easily fixed...</text:p>
      <text:p text:style-name="P32"/>
      <text:p text:style-name="P32">The goal of this game is to destroy other salvage bots and add their pieces to yourself to grow larger. Use WASD or the arrow keys to move, the mouse to aim and left click to fire. Fly into loose salvage to add it to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20:33:56.100000000</meta:creation-date>
    <dc:date>2015-12-13T12:16:16.072000000</dc:date>
    <meta:editing-duration>PT16H55M54S</meta:editing-duration>
    <meta:editing-cycles>37</meta:editing-cycles>
    <meta:generator>LibreOffice/4.4.5.2$Windows_x86 LibreOffice_project/a22f674fd25a3b6f45bdebf25400ed2adff0ff99</meta:generator>
    <meta:document-statistic meta:table-count="0" meta:image-count="0" meta:object-count="0" meta:page-count="3" meta:paragraph-count="55" meta:word-count="416" meta:character-count="2244" meta:non-whitespace-character-count="1926"/>
  </office:meta>
</office:document-meta>
</file>